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 style:shadow="none"/>
      <style:text-properties fo:color="#666666" fo:font-weight="bold" officeooo:rsid="0004754d" officeooo:paragraph-rsid="0004754d"/>
    </style:style>
    <style:style style:name="P2" style:family="paragraph" style:parent-style-name="Heading_20_1">
      <style:paragraph-properties style:shadow="none"/>
      <style:text-properties officeooo:rsid="0004754d" officeooo:paragraph-rsid="0004754d"/>
    </style:style>
    <style:style style:name="P3" style:family="paragraph" style:parent-style-name="Heading_20_2">
      <style:paragraph-properties fo:break-before="column"/>
    </style:style>
    <style:style style:name="P4" style:family="paragraph" style:parent-style-name="Text_20_body">
      <style:paragraph-properties style:shadow="none"/>
      <style:text-properties fo:color="#666666" fo:font-weight="bold" officeooo:rsid="0004754d" officeooo:paragraph-rsid="0004754d"/>
    </style:style>
    <style:style style:name="P5" style:family="paragraph" style:parent-style-name="Text_20_body">
      <style:paragraph-properties style:shadow="none"/>
      <style:text-properties fo:font-size="14pt" fo:font-weight="bold" officeooo:paragraph-rsid="0004754d" style:font-size-asian="14pt" style:font-weight-asian="bold" style:font-size-complex="14pt" style:font-weight-complex="bold"/>
    </style:style>
    <style:style style:name="P6" style:family="paragraph" style:parent-style-name="Text_20_body" style:list-style-name="L3">
      <style:paragraph-properties fo:text-align="start" style:justify-single-word="false" style:shadow="none"/>
      <style:text-properties fo:font-weight="normal" officeooo:rsid="00063dd6" officeooo:paragraph-rsid="00063dd6"/>
    </style:style>
    <style:style style:name="P7" style:family="paragraph" style:parent-style-name="Text_20_body" style:list-style-name="L5">
      <style:paragraph-properties style:shadow="none"/>
      <style:text-properties officeooo:paragraph-rsid="00063dd6"/>
    </style:style>
    <style:style style:name="P8" style:family="paragraph" style:parent-style-name="Text_20_body">
      <style:text-properties officeooo:rsid="00063dd6" officeooo:paragraph-rsid="0006fa17"/>
    </style:style>
    <style:style style:name="P9" style:family="paragraph" style:parent-style-name="Text_20_body" style:list-style-name="L6">
      <style:text-properties officeooo:rsid="0006fa17" officeooo:paragraph-rsid="0006fa17"/>
    </style:style>
    <style:style style:name="P10" style:family="paragraph" style:parent-style-name="Text_20_body">
      <style:paragraph-properties fo:margin-left="0in" fo:margin-right="0in" fo:text-indent="0in" style:auto-text-indent="false" style:shadow="none"/>
      <style:text-properties fo:font-weight="bold" officeooo:rsid="00063dd6" officeooo:paragraph-rsid="00063dd6"/>
    </style:style>
    <style:style style:name="T1" style:family="text">
      <style:text-properties officeooo:rsid="00157aba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7273a"/>
    </style:style>
    <style:style style:name="T4" style:family="text">
      <style:text-properties officeooo:rsid="00063dd6"/>
    </style:style>
    <style:style style:name="T5" style:family="text">
      <style:text-properties officeooo:rsid="0006fa17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Jayleen Lemon</text:h>
      <text:p text:style-name="P4">400 Wynne Street North <text:s/>Apt.10 Chester, Georgia 31012</text:p>
      <text:p text:style-name="P5">Contact Info</text:p>
      <text:p text:style-name="P1">phone: 470-217-7915</text:p>
      <text:p text:style-name="P1">email: jayleenlemon66@gmail.com</text:p>
      <text:h text:style-name="P3" text:outline-level="2">Education</text:h>
      <text:p text:style-name="P10"><text:span text:style-name="T3">H</text:span><text:span text:style-name="T2">igh School Graduate C/O:2020</text:span></text:p>
      <text:p text:style-name="P10"><text:span text:style-name="T2">Currently a college student at Judson University majoring in Computer Science</text:span></text:p>
      <text:h text:style-name="Heading_20_2" text:outline-level="2">Hobbies</text:h>
      <text:section text:style-name="Sect1" text:name="Section1">
        <text:list xml:id="list733859960" text:style-name="L3">
          <text:list-item>
            <text:p text:style-name="P6"><text:span text:style-name="T1">P</text:span>laying Video Games </text:p>
          </text:list-item>
          <text:list-item>
            <text:p text:style-name="P6">Playing Football</text:p>
          </text:list-item>
          <text:list-item>
            <text:p text:style-name="P6">Working Out</text:p>
          </text:list-item>
          <text:list-item>
            <text:p text:style-name="P6">Just Relaxing</text:p>
          </text:list-item>
        </text:list>
      </text:section>
      <text:h text:style-name="Heading_20_2" text:outline-level="2">Skills </text:h>
      <text:p text:style-name="P8">I’m a student learning <text:span text:style-name="T5">how to code and understanding the Linux Program</text:span></text:p>
      <text:list xml:id="list3454382656" text:style-name="L6">
        <text:list-item>
          <text:p text:style-name="P9">Hardworking</text:p>
        </text:list-item>
        <text:list-item>
          <text:p text:style-name="P9">Very Attentive to Detail</text:p>
        </text:list-item>
        <text:list-item>
          <text:p text:style-name="P9">Communication</text:p>
        </text:list-item>
        <text:list-item>
          <text:p text:style-name="P9">Teamwork</text:p>
        </text:list-item>
        <text:list-item>
          <text:p text:style-name="P9">Creativity</text:p>
        </text:list-item>
        <text:list-item>
          <text:p text:style-name="P9">Organiza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7T19:07:51.148590299</meta:creation-date>
    <meta:editing-duration>PT12M52S</meta:editing-duration>
    <meta:editing-cycles>3</meta:editing-cycles>
    <meta:generator>LibreOffice/6.4.6.2$Linux_X86_64 LibreOffice_project/40$Build-2</meta:generator>
    <dc:title>Resume</dc:title>
    <dc:date>2022-09-27T19:56:10.909817743</dc:date>
    <meta:document-statistic meta:table-count="0" meta:image-count="0" meta:object-count="0" meta:page-count="1" meta:paragraph-count="21" meta:word-count="74" meta:character-count="475" meta:non-whitespace-character-count="429"/>
    <meta:template xlink:type="simple" xlink:actuate="onRequest" xlink:title="Resume" xlink:href="../../../../usr/lib/libreoffice/share/template/common/personal/Resume1page.ott" meta:date="2022-09-27T19:07:50.573787909"/>
  </office:meta>
</office:document-meta>
</file>